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1e9f90" style:font-weight-asian="bold" style:font-weight-complex="bold"/>
    </style:style>
    <style:style style:name="P2" style:family="paragraph" style:parent-style-name="Standard">
      <style:text-properties officeooo:paragraph-rsid="001e9f9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219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commerce Database Analysis </text:span>Project Explanation:</text:p>
      <text:p text:style-name="P2">In this project, I focused on optimizing bidding strategies for paid traffic by analyzing conversion rates and revenue per click. This involved adjusting bids for keywords or placements to maximize ROI. Additionally, I analyzed website content performance, identified top pages, and assessed their impact on business objectives. I also conducted A/B testing on landing pages to improve bounce rates and conversion rates. Lastly, I analyzed conversion funnels to understand user behavior and optimize each step of the conversion journey, ultimately improving the overall sales process and customer experien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2:15:27.022382357</meta:creation-date>
    <dc:date>2024-04-26T12:15:48.476397090</dc:date>
    <meta:editing-duration>PT21S</meta:editing-duration>
    <meta:editing-cycles>1</meta:editing-cycles>
    <meta:document-statistic meta:table-count="0" meta:image-count="0" meta:object-count="0" meta:page-count="1" meta:paragraph-count="2" meta:word-count="93" meta:character-count="656" meta:non-whitespace-character-count="565"/>
    <meta:generator>LibreOffice/7.3.7.2$Linux_X86_64 LibreOffice_project/30$Build-2</meta:generator>
  </office:meta>
</office:document-meta>
</file>